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2f2b"/>
    </style:style>
    <style:style style:name="P2" style:family="paragraph" style:parent-style-name="Standard">
      <style:text-properties officeooo:paragraph-rsid="0005855b"/>
    </style:style>
    <style:style style:name="P3" style:family="paragraph" style:parent-style-name="Text_20_body">
      <style:text-properties officeooo:paragraph-rsid="0005a4ec"/>
    </style:style>
    <style:style style:name="T1" style:family="text">
      <style:text-properties officeooo:rsid="00042f2b"/>
    </style:style>
    <style:style style:name="T2" style:family="text">
      <style:text-properties officeooo:rsid="0005855b"/>
    </style:style>
    <style:style style:name="T3" style:family="text">
      <style:text-properties officeooo:rsid="0005a4ec"/>
    </style:style>
    <style:style style:name="T4" style:family="text">
      <style:text-properties officeooo:rsid="000772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1. Architecture of the code</text:span></text:h>
      <text:p text:style-name="P1"><text:span text:style-name="T1">The architecture of the code is divided in differens function files and a main.m script which contains the main algorihm.</text:span></text:p>
      <text:p text:style-name="P1"><text:span text:style-name="T1"/></text:p>
      <text:p text:style-name="P1"><text:span text:style-name="T1">This main algorithm implements two nested loops 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span></text:p>
      <text:p text:style-name="P1"><text:span text:style-name="T1"/></text:p>
      <text:p text:style-name="P1"><text:span text:style-name="T1">The R value can take the following values:</text:span></text:p>
      <text:p text:style-name="P1"><text:span text:style-name="T1"><text:tab/>1 = Manhattan distance</text:span></text:p>
      <text:p text:style-name="P1"><text:span text:style-name="T1"><text:tab/>2 = Euclidean distance</text:span></text:p>
      <text:p text:style-name="P1"><text:span text:style-name="T1"><text:tab/>3 = </text:span><text:span text:style-name="T4">Cubic distance</text:span></text:p>
      <text:p text:style-name="P1"><text:span text:style-name="T1"/></text:p>
      <text:p text:style-name="P1"><text:span text:style-name="T1">For each combination of K and R values, the different folds of the dataset will be parsed processed by using the CBR algorithm (explained at section 1.5), which will return for each fold the degree of success of the classification process over the test data.</text:span></text:p>
      <text:p text:style-name="P1"><text:span text:style-name="T1"/></text:p>
      <text:p text:style-name="P1"><text:span text:style-name="T1">When the degree of success of the classification for all of the folds for a combination of K and R are calculated, the data is used to calculate then the mean and standard deviation of this success, and these values are printed on the screen.</text:span></text:p>
      <text:p text:style-name="P1"><text:span text:style-name="T1"/></text:p>
      <text:p text:style-name="P1"><text:span text:style-name="T1">The first part of the process has outputted as a result a set of means and standard deviations for each K and R combination, which allows us to </text:span><text:span text:style-name="T2">manually </text:span><text:span text:style-name="T1">select the best values for the following steps to be performed.</text:span></text:p>
      <text:p text:style-name="P1"><text:span text:style-name="T1"/></text:p>
      <text:p text:style-name="P2"><text:span text:style-name="T2">TODO: EXPLAIN STEPS AFTER K AND R SELECTION</text:span></text:p>
      <text:h text:style-name="Heading_20_2" text:outline-level="2"><text:span text:style-name="T1">1.1 The 10-fold parser</text:span></text:h>
      <text:p text:style-name="P3"><text:span text:style-name="T3">The 10-fold parser is divided into two functions. The core one is the parser_arff.m function, which parses a specific file by parsing each data row and transforming the row to a row of integers before adding it to the output matrix.</text:span></text:p>
      <text:p text:style-name="P3"><text:span text:style-name="T3"/></text:p>
      <text:p text:style-name="P3"><text:span text:style-name="T3">The main difference between this parser and the one implemented in the previous practicall worki s the fact that now the column representing the classification for each individual is also parsed. To do so, the @ATTRIBUTE line of the file representing the output class column is parsed, and its set of possible classes is saved inside a vector.</text:span></text:p>
      <text:p text:style-name="P3"><text:span text:style-name="T3"/></text:p>
      <text:p text:style-name="P3"><text:span text:style-name="T3">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span></text:p>
      <text:p text:style-name="P3"><text:span text:style-name="T3"/></text:p>
      <text:p text:style-name="P3"><text:span text:style-name="T3">When all of the data is parsed, a matrix containing the feature columns and the output class columns is returned by the function, along with a vector that contains the ordered list of output classes.</text:span></text:p>
      <text:p text:style-name="P3"><text:span text:style-name="T3"/></text:p>
      <text:p text:style-name="P3"><text:span text:style-name="T3">The reason why the classes are converted to an integer value is that, by one side, it's the only way to have both features and output classes inside a matrix, since matlab would create a cell matrix to </text:span><text:soft-page-break/><text:span text:style-name="T3">store mixed fields, and that would make it harder to work with the data. Also, another reason is that the comparsion of integer elements is much faster than string elements.</text:span></text:p>
      <text:p text:style-name="P3"><text:span text:style-name="T3"/></text:p>
      <text:p text:style-name="P3"><text:span text:style-name="T3">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span></text:p>
      <text:h text:style-name="Heading_20_2" text:outline-level="2"><text:span text:style-name="T1">1.2 The kNN implementation</text:span></text:h>
      <text:p text:style-name="P1"><text:span text:style-name="T1"/></text:p>
      <text:h text:style-name="Heading_20_2" text:outline-level="2"><text:span text:style-name="T1">1.3 The weighted kNN implementation</text:span></text:h>
      <text:p text:style-name="P1"><text:span text:style-name="T1"/></text:p>
      <text:h text:style-name="Heading_20_2" text:outline-level="2"><text:span text:style-name="T1">1.4 The selected kNN implementation</text:span></text:h>
      <text:p text:style-name="Text_20_body"><text:span text:style-name="T1"/></text:p>
      <text:h text:style-name="Heading_20_2" text:outline-level="2"><text:span text:style-name="T1">1.5 The CBR</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5T16:29:54</dc:date>
    <meta:editing-duration>PT27M58S</meta:editing-duration>
    <meta:editing-cycles>3</meta:editing-cycles>
    <meta:generator>LibreOffice/3.6$MacOSX_x86 LibreOffice_project/e29a214-2bbed72-0621de6-a97528c-8f066d</meta:generator>
    <meta:document-statistic meta:table-count="0" meta:image-count="0" meta:object-count="0" meta:page-count="2" meta:paragraph-count="22" meta:word-count="589" meta:character-count="3311" meta:non-whitespace-character-count="2741"/>
  </office:meta>
</office:document-meta>
</file>